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.setSourc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.setWidgetDefinitionBuilderSelector( Map widgetDefinitionBuilder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.getDefinition( String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ibrary.includeAs( String key , String sour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brary.addDefinition( WidgetDefinition 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brary.buildWidgetDefinition( Element widgetDefinition , WidgetDefinitionBuil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pendency.Dependency( String dependency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brary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.Library( LibraryManager lm , Map 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endency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brary.dependenciesHaveChang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brary.buildLibrary( Element library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